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" svg:font-family="'Droid Sans Devanagari'" style:font-pitch="variable"/>
    <style:font-face style:name="Liberation Mono1" svg:font-family="'Liberation Mono', 'Courier New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.008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2.595cm" style:use-optimal-column-width="false"/>
    </style:style>
    <style:style style:name="co2" style:family="table-column">
      <style:table-column-properties style:column-width="12.596cm" style:use-optimal-column-width="false"/>
    </style:style>
    <style:style style:name="co3" style:family="table-column">
      <style:table-column-properties style:column-width="2.519cm" style:use-optimal-column-width="false"/>
    </style:style>
    <style:style style:name="co4" style:family="table-column">
      <style:table-column-properties style:column-width="2.52cm" style:use-optimal-column-width="false"/>
    </style:style>
    <style:style style:name="co5" style:family="table-column">
      <style:table-column-properties style:column-width="2.521cm" style:use-optimal-column-width="false"/>
    </style:style>
    <style:style style:name="co6" style:family="table-column">
      <style:table-column-properties style:column-width="2.522cm" style:use-optimal-column-width="false"/>
    </style:style>
    <style:style style:name="ro1" style:family="table-row">
      <style:table-row-properties style:row-height="-4.688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74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Mono" style:font-name-asian="Liberation Mono1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2" draw:text-style-name="P1" draw:layer="layout" svg:width="25.191cm" svg:height="12.182cm" svg:x="1.399cm" svg:y="4.915cm" presentation:class="subtitle" presentation:user-transformed="true">
          <draw:text-box>
            <text:p><text:span text:style-name="T1">Therapist-</text:span></text:p>
            <text:p><text:span text:style-name="T1"/></text:p>
            <text:p><text:span text:style-name="T1">A Collection of Brainf* Development Too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frame draw:style-name="standard" draw:layer="layout" svg:width="25.19cm" svg:height="7.847cm" svg:x="1.455cm" svg:y="11.0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&gt;</text:p>
              </table:table-cell>
              <table:table-cell>
                <text:p text:style-name="P3">++ptr;</text:p>
              </table:table-cell>
            </table:table-row>
            <table:table-row table:style-name="ro2" table:default-cell-style-name="gray2">
              <table:table-cell>
                <text:p text:style-name="P3">&lt;</text:p>
              </table:table-cell>
              <table:table-cell>
                <text:p text:style-name="P3">--ptr;</text:p>
              </table:table-cell>
            </table:table-row>
            <table:table-row table:style-name="ro2" table:default-cell-style-name="gray1">
              <table:table-cell>
                <text:p text:style-name="P3">+</text:p>
              </table:table-cell>
              <table:table-cell>
                <text:p text:style-name="P3">++*ptr;</text:p>
              </table:table-cell>
            </table:table-row>
            <table:table-row table:style-name="ro2" table:default-cell-style-name="gray2">
              <table:table-cell>
                <text:p text:style-name="P3">-</text:p>
              </table:table-cell>
              <table:table-cell>
                <text:p text:style-name="P3">--*ptr;</text:p>
              </table:table-cell>
            </table:table-row>
            <table:table-row table:style-name="ro2" table:default-cell-style-name="gray1">
              <table:table-cell>
                <text:p text:style-name="P3">.</text:p>
              </table:table-cell>
              <table:table-cell>
                <text:p text:style-name="P3">putchar(*ptr);</text:p>
              </table:table-cell>
            </table:table-row>
            <table:table-row table:style-name="ro2" table:default-cell-style-name="gray2">
              <table:table-cell>
                <text:p text:style-name="P3">,</text:p>
              </table:table-cell>
              <table:table-cell>
                <text:p text:style-name="P3">*ptr=getchar();</text:p>
              </table:table-cell>
            </table:table-row>
            <table:table-row table:style-name="ro2" table:default-cell-style-name="gray1">
              <table:table-cell>
                <text:p text:style-name="P3">[</text:p>
              </table:table-cell>
              <table:table-cell>
                <text:p text:style-name="P3">while(*ptr){</text:p>
              </table:table-cell>
            </table:table-row>
            <table:table-row table:style-name="ro2" table:default-cell-style-name="gray2">
              <table:table-cell>
                <text:p text:style-name="P3">]</text:p>
              </table:table-cell>
              <table:table-cell>
                <text:p text:style-name="P3">}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at is Brainf*?</text:p>
          </draw:text-box>
        </draw:frame>
        <draw:frame draw:style-name="standard" draw:layer="layout" svg:width="25.19cm" svg:height="0.971cm" svg:x="1.367cm" svg:y="7.0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4" draw:layer="layout" svg:width="1.016cm" svg:height="0.508cm" svg:x="2.032cm" svg:y="8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52cm" svg:height="0.973cm" svg:x="1.368cm" svg:y="7.059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1">
                <text:p text:style-name="P4"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7.635cm" svg:height="0.973cm" svg:x="5.196cm" svg:y="9.31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6"/>
            <table:table-row table:style-name="ro3" table:default-cell-style-name="ce1">
              <table:table-cell>
                <text:p text:style-name="P4">+</text:p>
              </table:table-cell>
              <table:table-cell>
                <text:p text:style-name="P4">&gt;</text:p>
              </table:table-cell>
              <table:table-cell>
                <text:p text:style-name="P4">+</text:p>
              </table:table-cell>
              <table:table-cell>
                <text:p text:style-name="P4">+</text:p>
              </table:table-cell>
              <table:table-cell>
                <text:p text:style-name="P4">[</text:p>
              </table:table-cell>
              <table:table-cell>
                <text:p text:style-name="P4">-</text:p>
              </table:table-cell>
              <table:table-cell>
                <text:p text:style-name="P4">]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" draw:text-style-name="P4" draw:layer="layout" svg:width="1.016cm" svg:height="0.508cm" svg:x="5.842cm" svg:y="10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at is Brainf*?</text:p>
          </draw:text-box>
        </draw:frame>
        <draw:frame draw:style-name="standard" draw:layer="layout" svg:width="25.19cm" svg:height="0.971cm" svg:x="1.367cm" svg:y="7.0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" draw:text-style-name="P4" draw:layer="layout" svg:width="1.016cm" svg:height="0.508cm" svg:x="4.572cm" svg:y="8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52cm" svg:height="0.973cm" svg:x="1.368cm" svg:y="7.059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1">
                <text:p text:style-name="P4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7.635cm" svg:height="0.973cm" svg:x="5.196cm" svg:y="9.31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6"/>
            <table:table-row table:style-name="ro3" table:default-cell-style-name="ce1">
              <table:table-cell>
                <text:p text:style-name="P4">+</text:p>
              </table:table-cell>
              <table:table-cell>
                <text:p text:style-name="P4">&gt;</text:p>
              </table:table-cell>
              <table:table-cell>
                <text:p text:style-name="P4">+</text:p>
              </table:table-cell>
              <table:table-cell>
                <text:p text:style-name="P4">+</text:p>
              </table:table-cell>
              <table:table-cell>
                <text:p text:style-name="P4">[</text:p>
              </table:table-cell>
              <table:table-cell>
                <text:p text:style-name="P4">-</text:p>
              </table:table-cell>
              <table:table-cell>
                <text:p text:style-name="P4">]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2" draw:text-style-name="P4" draw:layer="layout" svg:width="1.016cm" svg:height="0.508cm" svg:x="8.382cm" svg:y="10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at is Brainf*?</text:p>
          </draw:text-box>
        </draw:frame>
        <draw:frame draw:style-name="standard" draw:layer="layout" svg:width="25.19cm" svg:height="0.971cm" svg:x="1.367cm" svg:y="7.0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2" draw:text-style-name="P4" draw:layer="layout" svg:width="1.016cm" svg:height="0.508cm" svg:x="4.572cm" svg:y="8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52cm" svg:height="0.973cm" svg:x="1.368cm" svg:y="7.059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1">
                <text:p text:style-name="P4">1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7.635cm" svg:height="0.973cm" svg:x="5.196cm" svg:y="9.31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6"/>
            <table:table-row table:style-name="ro3" table:default-cell-style-name="ce1">
              <table:table-cell>
                <text:p text:style-name="P4">+</text:p>
              </table:table-cell>
              <table:table-cell>
                <text:p text:style-name="P4">&gt;</text:p>
              </table:table-cell>
              <table:table-cell>
                <text:p text:style-name="P4">+</text:p>
              </table:table-cell>
              <table:table-cell>
                <text:p text:style-name="P4">+</text:p>
              </table:table-cell>
              <table:table-cell>
                <text:p text:style-name="P4">[</text:p>
              </table:table-cell>
              <table:table-cell>
                <text:p text:style-name="P4">-</text:p>
              </table:table-cell>
              <table:table-cell>
                <text:p text:style-name="P4">]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2" draw:text-style-name="P4" draw:layer="layout" svg:width="1.016cm" svg:height="0.508cm" svg:x="10.922cm" svg:y="10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What is Brainf*?</text:p>
          </draw:text-box>
        </draw:frame>
        <draw:frame draw:style-name="standard" draw:layer="layout" svg:width="25.19cm" svg:height="0.971cm" svg:x="1.367cm" svg:y="7.0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4">0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2" draw:text-style-name="P4" draw:layer="layout" svg:width="1.016cm" svg:height="0.508cm" svg:x="4.572cm" svg:y="8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52cm" svg:height="0.973cm" svg:x="1.368cm" svg:y="7.059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1">
                <text:p text:style-name="P4">1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7.635cm" svg:height="0.973cm" svg:x="5.196cm" svg:y="9.31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6"/>
            <table:table-row table:style-name="ro3" table:default-cell-style-name="ce1">
              <table:table-cell>
                <text:p text:style-name="P4">+</text:p>
              </table:table-cell>
              <table:table-cell>
                <text:p text:style-name="P4">&gt;</text:p>
              </table:table-cell>
              <table:table-cell>
                <text:p text:style-name="P4">+</text:p>
              </table:table-cell>
              <table:table-cell>
                <text:p text:style-name="P4">+</text:p>
              </table:table-cell>
              <table:table-cell>
                <text:p text:style-name="P4">[</text:p>
              </table:table-cell>
              <table:table-cell>
                <text:p text:style-name="P4">-</text:p>
              </table:table-cell>
              <table:table-cell>
                <text:p text:style-name="P4">]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2" draw:text-style-name="P4" draw:layer="layout" svg:width="1.016cm" svg:height="0.508cm" svg:x="13.462cm" svg:y="10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1.016cm" svg:height="0.508cm" svg:x="13.463cm" svg:y="10.4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at is Brainf*?</text:p>
          </draw:text-box>
        </draw:frame>
        <draw:frame draw:style-name="standard" draw:layer="layout" svg:width="25.19cm" svg:height="0.971cm" svg:x="1.367cm" svg:y="7.0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4">0</text:p>
              </table:table-cell>
              <table:table-cell>
                <text:p text:style-name="P4">2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2" draw:text-style-name="P4" draw:layer="layout" svg:width="1.016cm" svg:height="0.508cm" svg:x="4.572cm" svg:y="8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52cm" svg:height="0.973cm" svg:x="1.368cm" svg:y="7.059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1">
                <text:p text:style-name="P4">1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7.635cm" svg:height="0.973cm" svg:x="5.196cm" svg:y="9.31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6"/>
            <table:table-row table:style-name="ro3" table:default-cell-style-name="ce1">
              <table:table-cell>
                <text:p text:style-name="P4">+</text:p>
              </table:table-cell>
              <table:table-cell>
                <text:p text:style-name="P4">&gt;</text:p>
              </table:table-cell>
              <table:table-cell>
                <text:p text:style-name="P4">+</text:p>
              </table:table-cell>
              <table:table-cell>
                <text:p text:style-name="P4">+</text:p>
              </table:table-cell>
              <table:table-cell>
                <text:p text:style-name="P4">[</text:p>
              </table:table-cell>
              <table:table-cell>
                <text:p text:style-name="P4">-</text:p>
              </table:table-cell>
              <table:table-cell>
                <text:p text:style-name="P4">]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2" draw:text-style-name="P4" draw:layer="layout" svg:width="1.016cm" svg:height="0.508cm" svg:x="16.002cm" svg:y="10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at is Brainf*?</text:p>
          </draw:text-box>
        </draw:frame>
        <draw:frame draw:style-name="standard" draw:layer="layout" svg:width="25.19cm" svg:height="0.971cm" svg:x="1.367cm" svg:y="7.0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2" draw:text-style-name="P4" draw:layer="layout" svg:width="1.016cm" svg:height="0.508cm" svg:x="4.572cm" svg:y="8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52cm" svg:height="0.973cm" svg:x="1.368cm" svg:y="7.059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1">
                <text:p text:style-name="P4">1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7.635cm" svg:height="0.973cm" svg:x="5.196cm" svg:y="9.31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6"/>
            <table:table-row table:style-name="ro3" table:default-cell-style-name="ce1">
              <table:table-cell>
                <text:p text:style-name="P4">+</text:p>
              </table:table-cell>
              <table:table-cell>
                <text:p text:style-name="P4">&gt;</text:p>
              </table:table-cell>
              <table:table-cell>
                <text:p text:style-name="P4">+</text:p>
              </table:table-cell>
              <table:table-cell>
                <text:p text:style-name="P4">+</text:p>
              </table:table-cell>
              <table:table-cell>
                <text:p text:style-name="P4">[</text:p>
              </table:table-cell>
              <table:table-cell>
                <text:p text:style-name="P4">-</text:p>
              </table:table-cell>
              <table:table-cell>
                <text:p text:style-name="P4">]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style-name="gr2" draw:text-style-name="P4" draw:layer="layout" svg:width="1.016cm" svg:height="0.508cm" svg:x="18.542cm" svg:y="10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at is Brainf*?</text:p>
          </draw:text-box>
        </draw:frame>
        <draw:frame draw:style-name="standard" draw:layer="layout" svg:width="25.19cm" svg:height="0.971cm" svg:x="1.367cm" svg:y="7.0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style-name="gr2" draw:text-style-name="P4" draw:layer="layout" svg:width="1.016cm" svg:height="0.508cm" svg:x="4.572cm" svg:y="8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52cm" svg:height="0.973cm" svg:x="1.368cm" svg:y="7.059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1">
                <text:p text:style-name="P4">1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7.635cm" svg:height="0.973cm" svg:x="5.196cm" svg:y="9.31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6"/>
            <table:table-row table:style-name="ro3" table:default-cell-style-name="ce1">
              <table:table-cell>
                <text:p text:style-name="P4">+</text:p>
              </table:table-cell>
              <table:table-cell>
                <text:p text:style-name="P4">&gt;</text:p>
              </table:table-cell>
              <table:table-cell>
                <text:p text:style-name="P4">+</text:p>
              </table:table-cell>
              <table:table-cell>
                <text:p text:style-name="P4">+</text:p>
              </table:table-cell>
              <table:table-cell>
                <text:p text:style-name="P4">[</text:p>
              </table:table-cell>
              <table:table-cell>
                <text:p text:style-name="P4">-</text:p>
              </table:table-cell>
              <table:table-cell>
                <text:p text:style-name="P4">]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style-name="gr2" draw:text-style-name="P4" draw:layer="layout" svg:width="1.016cm" svg:height="0.508cm" svg:x="21.082cm" svg:y="10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at is Brainf*?</text:p>
          </draw:text-box>
        </draw:frame>
        <draw:frame draw:style-name="standard" draw:layer="layout" svg:width="25.19cm" svg:height="0.971cm" svg:x="1.367cm" svg:y="7.0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style-name="gr2" draw:text-style-name="P4" draw:layer="layout" svg:width="1.016cm" svg:height="0.508cm" svg:x="4.572cm" svg:y="8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52cm" svg:height="0.973cm" svg:x="1.368cm" svg:y="7.059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1">
                <text:p text:style-name="P4">1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7.635cm" svg:height="0.973cm" svg:x="5.196cm" svg:y="9.31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6"/>
            <table:table-row table:style-name="ro3" table:default-cell-style-name="ce1">
              <table:table-cell>
                <text:p text:style-name="P4">+</text:p>
              </table:table-cell>
              <table:table-cell>
                <text:p text:style-name="P4">&gt;</text:p>
              </table:table-cell>
              <table:table-cell>
                <text:p text:style-name="P4">+</text:p>
              </table:table-cell>
              <table:table-cell>
                <text:p text:style-name="P4">+</text:p>
              </table:table-cell>
              <table:table-cell>
                <text:p text:style-name="P4">[</text:p>
              </table:table-cell>
              <table:table-cell>
                <text:p text:style-name="P4">-</text:p>
              </table:table-cell>
              <table:table-cell>
                <text:p text:style-name="P4">]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style-name="gr2" draw:text-style-name="P4" draw:layer="layout" svg:width="1.016cm" svg:height="0.508cm" svg:x="16.002cm" svg:y="10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at is Brainf*?</text:p>
          </draw:text-box>
        </draw:frame>
        <draw:frame draw:style-name="standard" draw:layer="layout" svg:width="25.19cm" svg:height="0.971cm" svg:x="1.367cm" svg:y="7.0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style-name="gr2" draw:text-style-name="P4" draw:layer="layout" svg:width="1.016cm" svg:height="0.508cm" svg:x="4.572cm" svg:y="8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52cm" svg:height="0.973cm" svg:x="1.368cm" svg:y="7.059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1">
                <text:p text:style-name="P4">1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7.635cm" svg:height="0.973cm" svg:x="5.196cm" svg:y="9.31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6"/>
            <table:table-row table:style-name="ro3" table:default-cell-style-name="ce1">
              <table:table-cell>
                <text:p text:style-name="P4">+</text:p>
              </table:table-cell>
              <table:table-cell>
                <text:p text:style-name="P4">&gt;</text:p>
              </table:table-cell>
              <table:table-cell>
                <text:p text:style-name="P4">+</text:p>
              </table:table-cell>
              <table:table-cell>
                <text:p text:style-name="P4">+</text:p>
              </table:table-cell>
              <table:table-cell>
                <text:p text:style-name="P4">[</text:p>
              </table:table-cell>
              <table:table-cell>
                <text:p text:style-name="P4">-</text:p>
              </table:table-cell>
              <table:table-cell>
                <text:p text:style-name="P4">]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style-name="gr2" draw:text-style-name="P4" draw:layer="layout" svg:width="1.016cm" svg:height="0.508cm" svg:x="18.542cm" svg:y="10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at is Brainf*?</text:p>
          </draw:text-box>
        </draw:frame>
        <draw:frame draw:style-name="standard" draw:layer="layout" svg:width="25.19cm" svg:height="0.971cm" svg:x="1.367cm" svg:y="7.0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</table:table>
          <draw:image xlink:href="Pictures/TablePreview29.svm" xlink:type="simple" xlink:show="embed" xlink:actuate="onLoad"/>
        </draw:frame>
        <draw:custom-shape draw:style-name="gr2" draw:text-style-name="P4" draw:layer="layout" svg:width="1.016cm" svg:height="0.508cm" svg:x="4.572cm" svg:y="8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52cm" svg:height="0.973cm" svg:x="1.368cm" svg:y="7.059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1">
                <text:p text:style-name="P4">1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7.635cm" svg:height="0.973cm" svg:x="5.196cm" svg:y="9.31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6"/>
            <table:table-row table:style-name="ro3" table:default-cell-style-name="ce1">
              <table:table-cell>
                <text:p text:style-name="P4">+</text:p>
              </table:table-cell>
              <table:table-cell>
                <text:p text:style-name="P4">&gt;</text:p>
              </table:table-cell>
              <table:table-cell>
                <text:p text:style-name="P4">+</text:p>
              </table:table-cell>
              <table:table-cell>
                <text:p text:style-name="P4">+</text:p>
              </table:table-cell>
              <table:table-cell>
                <text:p text:style-name="P4">[</text:p>
              </table:table-cell>
              <table:table-cell>
                <text:p text:style-name="P4">-</text:p>
              </table:table-cell>
              <table:table-cell>
                <text:p text:style-name="P4">]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style-name="gr2" draw:text-style-name="P4" draw:layer="layout" svg:width="1.016cm" svg:height="0.508cm" svg:x="21.082cm" svg:y="10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" svg:font-family="'Droid Sans Devanagari'" style:font-pitch="variable"/>
    <style:font-face style:name="Liberation Mono1" svg:font-family="'Liberation Mono', 'Courier New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Droid Sans Devanagari" style:font-family-asian="'Droid Sans Devanagari'" style:font-pitch-asian="variable" style:font-size-asian="12pt" style:language-asian="hi" style:country-asian="IN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Table_20_of_20_Figures" style:display-name="Table of Figures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fo:font-style="italic" style:font-name-asian="Droid Sans Devanagari" style:font-family-asian="'Droid Sans Devanagari'" style:font-pitch-asian="variable" style:font-size-asian="12pt" style:language-asian="hi" style:country-asian="IN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fo:font-style="italic" style:font-name-asian="Droid Sans Devanagari" style:font-family-asian="'Droid Sans Devanagari'" style:font-pitch-asian="variable" style:font-size-asian="12pt" style:language-asian="hi" style:country-asian="IN" style:font-style-asian="italic" style:font-style-complex="italic"/>
    </style:style>
    <style:style style:name="Table_20_Heading" style:display-name="Table Heading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roid Sans Devanagari" style:font-family-asian="'Droid Sans Devanagari'" style:font-pitch-asian="variable" style:font-size-asian="12pt" style:language-asian="hi" style:country-asian="IN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roid Sans Devanagari" style:font-family-asian="'Droid Sans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fo:color="#00000a" style:font-name="Liberation Mono" fo:font-family="'Liberation Mono', 'Courier New'" style:font-family-generic="roman" style:font-pitch="variable" fo:font-size="10pt" fo:language="en" fo:country="US" style:font-name-asian="Liberation Mono1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roid Sans Devanagari" style:font-family-asian="'Droid Sans Devanagari'" style:font-pitch-asian="variable" style:font-size-asian="12pt" style:language-asian="hi" style:country-asian="IN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roid Sans Devanagari" style:font-family-asian="'Droid Sans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roid Sans Devanagari" style:font-family-asian="'Droid Sans Devanagari'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1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89cff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89cff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23:27:00.652802567</meta:creation-date>
    <dc:date>2017-12-11T20:14:24.735169306</dc:date>
    <meta:editing-duration>PT32M11S</meta:editing-duration>
    <meta:editing-cycles>2</meta:editing-cycles>
    <meta:generator>LibreOffice/5.3.7.2.0$Linux_X86_64 LibreOffice_project/30m0$Build-2</meta:generator>
    <meta:document-statistic meta:object-count="110"/>
  </office:meta>
</office:document-meta>
</file>